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669" officeooo:paragraph-rsid="001c6669"/>
    </style:style>
    <style:style style:name="P2" style:family="paragraph" style:parent-style-name="Standard">
      <style:text-properties officeooo:rsid="001cfa25" officeooo:paragraph-rsid="001cfa25"/>
    </style:style>
    <style:style style:name="P3" style:family="paragraph" style:parent-style-name="Standard">
      <style:text-properties officeooo:rsid="001d4e3a" officeooo:paragraph-rsid="001d4e3a"/>
    </style:style>
    <style:style style:name="P4" style:family="paragraph" style:parent-style-name="Standard">
      <style:text-properties officeooo:rsid="001d9f4b" officeooo:paragraph-rsid="001d9f4b"/>
    </style:style>
    <style:style style:name="P5" style:family="paragraph" style:parent-style-name="Standard">
      <style:text-properties officeooo:rsid="001e8a6a" officeooo:paragraph-rsid="001e8a6a"/>
    </style:style>
    <style:style style:name="P6" style:family="paragraph" style:parent-style-name="Standard">
      <style:text-properties officeooo:rsid="002010c9" officeooo:paragraph-rsid="002010c9"/>
    </style:style>
    <style:style style:name="P7" style:family="paragraph" style:parent-style-name="Standard">
      <style:text-properties officeooo:rsid="0021752a" officeooo:paragraph-rsid="0021752a"/>
    </style:style>
    <style:style style:name="P8" style:family="paragraph" style:parent-style-name="Standard">
      <style:text-properties officeooo:rsid="00235357" officeooo:paragraph-rsid="00235357"/>
    </style:style>
    <style:style style:name="P9" style:family="paragraph" style:parent-style-name="Standard">
      <style:text-properties officeooo:rsid="00243a64" officeooo:paragraph-rsid="00243a64"/>
    </style:style>
    <style:style style:name="P10" style:family="paragraph" style:parent-style-name="Standard">
      <style:text-properties officeooo:rsid="00254d4f" officeooo:paragraph-rsid="00254d4f"/>
    </style:style>
    <style:style style:name="P11" style:family="paragraph" style:parent-style-name="Standard">
      <style:text-properties officeooo:rsid="00254d4f" officeooo:paragraph-rsid="00254d4f"/>
    </style:style>
    <style:style style:name="P12" style:family="paragraph" style:parent-style-name="Standard">
      <style:text-properties officeooo:rsid="00288163" officeooo:paragraph-rsid="00288163"/>
    </style:style>
    <style:style style:name="P13" style:family="paragraph" style:parent-style-name="Standard">
      <style:text-properties officeooo:rsid="002a1af5" officeooo:paragraph-rsid="002a1af5"/>
    </style:style>
    <style:style style:name="P14" style:family="paragraph" style:parent-style-name="Standard">
      <style:text-properties officeooo:rsid="002aabbc" officeooo:paragraph-rsid="002aabbc"/>
    </style:style>
    <style:style style:name="P15" style:family="paragraph" style:parent-style-name="Standard">
      <style:text-properties officeooo:rsid="002b2f8f" officeooo:paragraph-rsid="002b2f8f"/>
    </style:style>
    <style:style style:name="P16" style:family="paragraph" style:parent-style-name="Standard">
      <style:text-properties officeooo:rsid="002be57c" officeooo:paragraph-rsid="002be57c"/>
    </style:style>
    <style:style style:name="P17" style:family="paragraph" style:parent-style-name="Standard">
      <style:text-properties officeooo:rsid="002d572c" officeooo:paragraph-rsid="002d572c"/>
    </style:style>
    <style:style style:name="P18" style:family="paragraph" style:parent-style-name="Standard">
      <style:text-properties officeooo:rsid="002ed889" officeooo:paragraph-rsid="002ed889"/>
    </style:style>
    <style:style style:name="P19" style:family="paragraph" style:parent-style-name="Standard">
      <style:text-properties officeooo:rsid="003045ce" officeooo:paragraph-rsid="003045ce"/>
    </style:style>
    <style:style style:name="P20" style:family="paragraph" style:parent-style-name="Standard">
      <style:text-properties officeooo:rsid="00313cee" officeooo:paragraph-rsid="00313cee"/>
    </style:style>
    <style:style style:name="P21" style:family="paragraph" style:parent-style-name="Standard">
      <style:text-properties officeooo:rsid="0031b45e" officeooo:paragraph-rsid="0031b45e"/>
    </style:style>
    <style:style style:name="T1" style:family="text">
      <style:text-properties officeooo:rsid="002106b5"/>
    </style:style>
    <style:style style:name="T2" style:family="text">
      <style:text-properties officeooo:rsid="002628b9"/>
    </style:style>
    <style:style style:name="T3" style:family="text">
      <style:text-properties officeooo:rsid="0027fafd"/>
    </style:style>
    <style:style style:name="T4" style:family="text">
      <style:text-properties officeooo:rsid="002a2de2"/>
    </style:style>
    <style:style style:name="T5" style:family="text">
      <style:text-properties officeooo:rsid="002aabbc"/>
    </style:style>
    <style:style style:name="T6" style:family="text">
      <style:text-properties officeooo:rsid="002b2f8f"/>
    </style:style>
    <style:style style:name="T7" style:family="text">
      <style:text-properties officeooo:rsid="002be57c"/>
    </style:style>
    <style:style style:name="T8" style:family="text">
      <style:text-properties officeooo:rsid="002ed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rell respiratori histologia</text:p>
      <text:p text:style-name="P1"/>
      <text:p text:style-name="P1"/>
      <text:p text:style-name="P2">Funció principal: portar oxigen a cèl·lules i teixits, eliminar CO2</text:p>
      <text:p text:style-name="P2"/>
      <text:p text:style-name="P2">Funcions: </text:p>
      <text:p text:style-name="P2">respiratòries (relacionaces amb intercanvi gasos) </text:p>
      <text:p text:style-name="P2">no respiratòries (relacionades no amb int gasos)</text:p>
      <text:p text:style-name="P2"/>
      <text:p text:style-name="P2">exemples: conducció i filtració aire, intercanvi de gasos (resp interna)</text:p>
      <text:p text:style-name="P2"/>
      <text:p text:style-name="P2">filtració i reservori de sang (capilars pulmonars)</text:p>
      <text:p text:style-name="P2">resposta immune</text:p>
      <text:p text:style-name="P2">mecanismes homeostatics</text:p>
      <text:p text:style-name="P2">,,,</text:p>
      <text:p text:style-name="P2"/>
      <text:p text:style-name="P2"/>
      <text:p text:style-name="P2">porcions: </text:p>
      <text:p text:style-name="P2">conductora: tub que condueix aire. permet acondicionar aire del medi extern (el calenta i humidifica). fora i dins el plumo</text:p>
      <text:p text:style-name="P2">respiratoria: realitza intercanvi gasos. estructura amb component alveolar. dins el pumo</text:p>
      <text:p text:style-name="P2"/>
      <text:p text:style-name="P2">porció conductora superior</text:p>
      <text:p text:style-name="P2"><text:tab/>cavitat nasal, faringe, laringe </text:p>
      <text:p text:style-name="P2"/>
      <text:p text:style-name="P2">Porció conductora aire: vies superiors i inferiors</text:p>
      <text:p text:style-name="P2"/>
      <text:p text:style-name="P2">superior; cavitat nasal, faringe, laringe</text:p>
      <text:p text:style-name="P2"/>
      <text:p text:style-name="P2">inferior: traquea, bronquis, bronquiols principals i terminals </text:p>
      <text:p text:style-name="P2"/>
      <text:p text:style-name="P2">estructura en arbre amb moltes ramficiacions </text:p>
      <text:p text:style-name="P2">alveols fan intercanvi gasos</text:p>
      <text:p text:style-name="P2"/>
      <text:p text:style-name="P2"/>
      <text:p text:style-name="P2">superior. </text:p>
      <text:p text:style-name="P2"/>
      <text:p text:style-name="P2">cavitat nasal filtra aire eliminant particules en suspensio amb moc i cel·lules amb cilis (batir cilis ajuda a transportar-les cap a fora)</text:p>
      <text:p text:style-name="P2">calenta aire per contacte amb el flux sanguini</text:p>
      <text:p text:style-name="P2">terminacions nervioses sensorials ajuda com a defensa (esternut) </text:p>
      <text:p text:style-name="P2"/>
      <text:p text:style-name="P2">tres tipus epitelis: regió olfactòria, respiratoria i vestibul nasal</text:p>
      <text:p text:style-name="P2"/>
      <text:p text:style-name="P2">vestibul nasal: epiteli estratificat pla queratinitzat</text:p>
      <text:p text:style-name="P2">regio respiratoria: epiteli respiratori: epiteli pseudoestratificat cilindric ciliat amb cel·Lules calciformes</text:p>
      <text:p text:style-name="P2">regio olfactoria: epiteli pseudoestratificat ciliat amb celules receptores</text:p>
      <text:p text:style-name="P2"/>
      <text:p text:style-name="P2">lamina propia sobre l’epiteli: teixit connectiu dens molt vascularitzada, glandules, teixit limfoide</text:p>
      <text:p text:style-name="P2"/>
      <text:p text:style-name="P3">cavitat nasal: epiteli respiratori molt comu. celules calciformes, ciliades...</text:p>
      <text:p text:style-name="P3"><text:soft-page-break/></text:p>
      <text:p text:style-name="P3">lamina propia densa, gran quantitat de celules seromucoses (moc i proteina production). molts capilars sanguinis </text:p>
      <text:p text:style-name="P3"/>
      <text:p text:style-name="P3">epiteli respiratori: present a la major part de les vies resp. humidifica i protegeix. barrera contra patogens i extranys </text:p>
      <text:p text:style-name="P3"/>
      <text:p text:style-name="P3">epiteli olfactori: pseudoestratificat cilindric ciliat amb receptor cells </text:p>
      <text:p text:style-name="P3"/>
      <text:p text:style-name="P3">cèl·lules olfactoris amb cèl·lules de sosten, basals i axons. </text:p>
      <text:p text:style-name="P3">cèl·lules de bowman secreten </text:p>
      <text:p text:style-name="P3"/>
      <text:p text:style-name="P3">bowmann enganxa molecules responsables de la olor. </text:p>
      <text:p text:style-name="P3"/>
      <text:p text:style-name="P3">cilis cells olfactoris. epiteli olfactori amb molts nuclis. </text:p>
      <text:p text:style-name="P3"/>
      <text:p text:style-name="P3">posició dels nuclis d’unes o altres tnene una localització aproximada (basals en la inferior). per sota lamina propia amb glandules de bowman</text:p>
      <text:p text:style-name="P3"/>
      <text:p text:style-name="P3"/>
      <text:p text:style-name="P3">nervi olfactori</text:p>
      <text:p text:style-name="P3"/>
      <text:p text:style-name="P3"/>
      <text:p text:style-name="P3"/>
      <text:p text:style-name="P3">faringe: comunica cavitat nasal amb laringe i boca amb laringe i esofag. </text:p>
      <text:p text:style-name="P3"/>
      <text:p text:style-name="P3">nasofaringe. epiteli respiratori</text:p>
      <text:p text:style-name="P3"/>
      <text:p text:style-name="P3">orofaringe i laringofaringe: epiteli pla poliestratificat no queratinitzat </text:p>
      <text:p text:style-name="P3"/>
      <text:p text:style-name="P3">lamina propia amb t conn dens i glandules</text:p>
      <text:p text:style-name="P3"/>
      <text:p text:style-name="P3"/>
      <text:p text:style-name="P3"/>
      <text:p text:style-name="P3">laringe: conducte curt. té les cordes vocals </text:p>
      <text:p text:style-name="P3">diferents funcions: respiratòria, deglutòria, protectora (epiglotis es tanca evitant el pas de substància per la tràquea; tusígena i espectorant), fonètica </text:p>
      <text:p text:style-name="P3"/>
      <text:p text:style-name="P4">parts: epiglotis, supraglotis (falses cordes vocals) glotis (cordes vocals), subglotis</text:p>
      <text:p text:style-name="P4"/>
      <text:p text:style-name="P4">teixits: </text:p>
      <text:p text:style-name="P5">epiglotis i supraglotis tenen un plec anomenat corda vocal falsa. </text:p>
      <text:p text:style-name="P5"/>
      <text:p text:style-name="P5">cadascuna tè epitelis diferents pero la paret interna és cartílag elàstic i muscul esqueletic a més d’os</text:p>
      <text:p text:style-name="P5"/>
      <text:p text:style-name="P5">epiglotis te epiteli poliestratificat escamos, supraglotis te respiratori, glotis te poliestratificat escamos, subglotis te respiratori </text:p>
      <text:p text:style-name="P5"/>
      <text:p text:style-name="P6">epiglotis: epiteli pla poliestratificat. cartilag eliastic, teixit connectiu. epiteli respiratori a la part postero-inferior. glandules a la part inferior</text:p>
      <text:p text:style-name="P6"/>
      <text:p text:style-name="P6"/>
      <text:p text:style-name="P6"><text:soft-page-break/>cordes vocals falses no es mouen al parlar. epiteli respiratori, teixit connectiu, glandules seromucoses i teixit adipos. <text:span text:style-name="T1">principalment protector</text:span></text:p>
      <text:p text:style-name="P6"/>
      <text:p text:style-name="P6">cordes vocals vertaderes tenen epiteli pla poliestratificat (mes dur), teixit connectiu i muscul esqueletic. no tenen glandules.</text:p>
      <text:p text:style-name="P6"/>
      <text:p text:style-name="P7">porcio conductora inferior</text:p>
      <text:p text:style-name="P7">traquea, bronquis, bronquiols principals, bronquiols terminals </text:p>
      <text:p text:style-name="P7"/>
      <text:p text:style-name="P7">traquea: tub fibromuscular, 12cm, anells de cartilag hiali en forma de C incomplets per darrere</text:p>
      <text:p text:style-name="P6"/>
      <text:p text:style-name="P6"/>
      <text:p text:style-name="P7">tres capes: capa mucosa, submucosa, adventicia</text:p>
      <text:p text:style-name="P7">mucosa: epiteli respiratori (pseudoestratificat cilindric ciliat) i lamina propia (teixit connectiu lax) </text:p>
      <text:p text:style-name="P7">submucosa: glandules mucoses, seroses, teixit connectiu dns, muscul llis per darrere </text:p>
      <text:p text:style-name="P7">adventicia: anells cartilaginosos C i teixit connectiu dns </text:p>
      <text:p text:style-name="P7"/>
      <text:p text:style-name="P7">no hi ha coexistencia de cartilag i muscul llis pero si hi ha una zona d’intersecció. </text:p>
      <text:p text:style-name="P7"/>
      <text:p text:style-name="P7"/>
      <text:p text:style-name="P8">traquea: epiteli respiratori: </text:p>
      <text:p text:style-name="P8">- cilindric ciliat caliciforme mucoproductor basal</text:p>
      <text:p text:style-name="P8">amb vora en raspall, serosa, sistema neuroendocrí difús</text:p>
      <text:p text:style-name="P8">- membrana basal gruixuda. </text:p>
      <text:p text:style-name="P8"/>
      <text:p text:style-name="P9">tipus cells</text:p>
      <text:p text:style-name="P9">cilindriques ciliades = 30%</text:p>
      <text:p text:style-name="P9">cilis apicals amb moviemtn d’escombrat cap a faringe</text:p>
      <text:p text:style-name="P9">caliciformes = 30&amp;</text:p>
      <text:p text:style-name="P9">secretores de moc, acumulen granuls, disperses entre ciliades</text:p>
      <text:p text:style-name="P9">basals = 30%</text:p>
      <text:p text:style-name="P9">petites, no arriben a la part apical, stem cells</text:p>
      <text:p text:style-name="P9">amb vora en raspall <text:s/>= 3% </text:p>
      <text:p text:style-name="P9">microvellositats apicals. receptores</text:p>
      <text:p text:style-name="P9">seroses 3% granuls apicals de contingut proteic seros</text:p>
      <text:p text:style-name="P9">sistema neuroendocri difos produeixen hrmones i neurotransmissors 3%</text:p>
      <text:p text:style-name="P9"/>
      <text:p text:style-name="P10">arbre bronquial: el tub respiratori es ramifica. </text:p>
      <text:p text:style-name="P10"/>
      <text:p text:style-name="P10">tota la ramificacio dels bronquis i bronquiols. tenim per tant dos. (un dret i un esquerre) </text:p>
      <text:p text:style-name="P10"/>
      <text:p text:style-name="P10">tenim la traquia i a partir del final comencen les divisions, aprox 23. 1 es divideix en 2 bronquis primaris que es divideixen en 4 secundaris i en diversos terciaris. de la 3 a la 7 son bronquis terciadis. la 8 son bronquiols amb diff ordres de div. de 8 a 13 son bronquiols principals i <text:s/>el 14 es on trobem el ultim tipus de bronquiol: terminal. tot aixo es conductor</text:p>
      <text:p text:style-name="P10"/>
      <text:p text:style-name="P10">despres amb bronquiols respiratoris entrem a la zona respiratoria i comencem els conductes alveolars (aixo ja no es arbre bronquial) </text:p>
      <text:p text:style-name="P10"/>
      <text:p text:style-name="P10">epiteli respiratori, cartilag a tots els tipus de bronquis, no als bronquiols; glandules als bronquis, muscul llis. <text:tab/></text:p>
      <text:p text:style-name="P10"/>
      <text:p text:style-name="P10"><text:soft-page-break/>bronquis: divisió 1 a 7 </text:p>
      <text:p text:style-name="P10">paret similar a traquea amb uns canvis.</text:p>
      <text:p text:style-name="P10">epiteli respiratori disminueix en altura i calciformes, pero hi ha mes ciliades (menys producció de moc i mes treure part estranyes) </text:p>
      <text:p text:style-name="P10">capa circular de muscul llis va augmentant </text:p>
      <text:p text:style-name="P10">glandules sero-mucoses </text:p>
      <text:p text:style-name="P10">cartilag discontinu: va disminuint </text:p>
      <text:p text:style-name="P10">primaris: semianell de cartilag</text:p>
      <text:p text:style-name="P10">secundaris i terciaris: cartilag en plaques. </text:p>
      <text:p text:style-name="P10"/>
      <text:p text:style-name="P10">en fumadors hi ha més calciformes que ciliades. <text:span text:style-name="T2">entren moltes particules estranyes i </text:span><text:span text:style-name="T3">la cel·lula ho vol atrapar. per aixo necessita moc. per tant elimina ciliades per tenir mes de les altres, s’atrapa el moc i no es pot expulsar: bronquitis cronica. </text:span></text:p>
      <text:p text:style-name="P10"/>
      <text:p text:style-name="P10"/>
      <text:p text:style-name="P10"/>
      <text:p text:style-name="P10"/>
      <text:p text:style-name="P12">bronqui terciari: tres capes. mucosa, submucosa, adventicia. elements mes mesclats</text:p>
      <text:p text:style-name="P12">mucosa: epiteli respiratori i teixit lax sota</text:p>
      <text:p text:style-name="P13">muscul llis, teixit connectiu</text:p>
      <text:p text:style-name="P13">cartilag: adventicia. <text:span text:style-name="T5">te cartilag</text:span></text:p>
      <text:p text:style-name="P13">pot haver vascularització. <text:span text:style-name="T4">vasa vasorum i venes petites que irriguen elements de la paret. </text:span></text:p>
      <text:p text:style-name="P13"/>
      <text:p text:style-name="P13"/>
      <text:p text:style-name="P14">vasos que entren per la paret que irriguen capes, i estructures vasculars que van paralel·les als bronquis i bronquiols. branques de les arteries pulmonars. es ramifiquen paral·lelament</text:p>
      <text:p text:style-name="P14"/>
      <text:p text:style-name="P14"/>
      <text:p text:style-name="P14">bronquiols principals i terminals </text:p>
      <text:p text:style-name="P14">a partir de branqies de bronquis terciaris, estructura en capes definides desapareix</text:p>
      <text:p text:style-name="P14">no cartilag no glandules si muscul llis i epiteli respiratori</text:p>
      <text:p text:style-name="P14"/>
      <text:p text:style-name="P14">bronquiol terminal: ultim segmen de la porcio conductora </text:p>
      <text:p text:style-name="P14"/>
      <text:p text:style-name="P14">bronqui es molt mes gran que bronquol </text:p>
      <text:p text:style-name="P14">al costat tenen una arteria acompanyant :D<text:line-break/></text:p>
      <text:p text:style-name="P14">component alveolar. <text:span text:style-name="T6">sembla que l’envolten com bombolles</text:span></text:p>
      <text:p text:style-name="P14"/>
      <text:p text:style-name="P14"/>
      <text:p text:style-name="P15">bronquiol: paret prima, muscul llis en espiral, epiteli respiratori, connectiu lax i prou loco</text:p>
      <text:p text:style-name="P15"/>
      <text:p text:style-name="P15">epiteli del bronquiol del tipus respiratori perque tenim ciliades, pero molt poques caliciformes. epiteli simple cilindric o cubic ciliat</text:p>
      <text:p text:style-name="P15">celules clara: cupula en la part apical amb granuls basofils en la part apical </text:p>
      <text:p text:style-name="P15">en els granuls hi ha un sulfactant (protectora) i CCSP (proteïna) </text:p>
      <text:p text:style-name="P15"/>
      <text:p text:style-name="P15">CCSP: antiinflamatoria i immunosupressora</text:p>
      <text:p text:style-name="P15">surfactant: protegeix el bronquiol i fa que no es xafi. </text:p>
      <text:p text:style-name="P15"/>
      <text:p text:style-name="P15">conducció d’aire va acompannyada a una branca pulmonar. arbre bronquial es divideix al seu costat. es facil de veure la parella. arteria pulmonar te lamines elastiques pero no es molt gran </text:p>
      <text:p text:style-name="P15"><text:soft-page-break/>ens fixem en la sang </text:p>
      <text:p text:style-name="P15"/>
      <text:p text:style-name="P15"/>
      <text:p text:style-name="P15">bronquils terminals: part final, la divisió de la qual dona lloc al bronquiol respiratori. </text:p>
      <text:p text:style-name="P15">diferència: respiratori té filets que sonc component alveolar. </text:p>
      <text:p text:style-name="P15"/>
      <text:p text:style-name="P15"/>
      <text:p text:style-name="P15">porció respiratòria. paret de bronquiol i alveol</text:p>
      <text:p text:style-name="P15"/>
      <text:p text:style-name="P15">bronquiol respiratori segueix amb conductes alveolars i el sac alveolar</text:p>
      <text:p text:style-name="P15"/>
      <text:p text:style-name="P15">bronquiol respiratori: ultima part de l’arbre bronquial, paret discontinua amb alveols intercalats</text:p>
      <text:p text:style-name="P15">primers segments de la porcio respiratoria 15-20</text:p>
      <text:p text:style-name="P15">intercanvi gasos es fa al alveol. </text:p>
      <text:p text:style-name="P15"/>
      <text:p text:style-name="P15">conducte alveolar amb alveols alineats. sac alveolar amb alveols </text:p>
      <text:p text:style-name="P15"/>
      <text:p text:style-name="P15">alveols: unitat dels conductes i sacs alveolars</text:p>
      <text:p text:style-name="P15"/>
      <text:p text:style-name="P15">estructura amb forma de sac, obert per un costat</text:p>
      <text:p text:style-name="P15"/>
      <text:p text:style-name="P15">300 milions, gran superficie, 140m². diametre de 0.2mm³</text:p>
      <text:p text:style-name="P15"/>
      <text:p text:style-name="P15">quasi tot el que veiem son alveols. sembla que estan tancats si el tall es transversal perque no pillem obertura en un costat. <text:span text:style-name="T7">paret alveolar llum alveolar amb aire. </text:span></text:p>
      <text:p text:style-name="P15"/>
      <text:p text:style-name="P16">paret alveolar: epiteli alveolar, xarxa capilar continu, fibres elastiques, fibres de reticulina, membrana basal fusionada neumocit 1 / celula endotelial</text:p>
      <text:p text:style-name="P16"/>
      <text:p text:style-name="P16"/>
      <text:p text:style-name="P16">epiteli alveolar</text:p>
      <text:p text:style-name="P16"/>
      <text:p text:style-name="P16">neumocit tipus I: 40% en nº i 95% de superficie <text:span text:style-name="T8">amb nucli que va cap a la llum, similar a celula epitelial. </text:span></text:p>
      <text:p text:style-name="P16">neumocit tipus II: 60% en nº, 5% sup</text:p>
      <text:p text:style-name="P16">macrofags alveolars</text:p>
      <text:p text:style-name="P16"/>
      <text:p text:style-name="P16">obertura amb esfinter amb muscul llis i colagen 3</text:p>
      <text:p text:style-name="P16">porus que comuniquen alveols per igualar pressions. </text:p>
      <text:p text:style-name="P16"/>
      <text:p text:style-name="P16"/>
      <text:p text:style-name="P17">epiteli alveolar: neumocit I: allargat. neumocit 2: cubic.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neumocit II: produeix surfactant (agent tensioactiu) </text:p>
      <text:p text:style-name="P18">microvellositats apicals</text:p>
      <text:p text:style-name="P18">RER i golgi</text:p>
      <text:p text:style-name="P18">acumula surf. en interior, estructura anomenada cos laminar. </text:p>
      <text:p text:style-name="P18">lamina basal no fusionada. </text:p>
      <text:p text:style-name="P18"/>
      <text:p text:style-name="P18">neumocit tipus I</text:p>
      <text:p text:style-name="P18">pocs organuls</text:p>
      <text:p text:style-name="P18">unions estretes</text:p>
      <text:p text:style-name="P18">epiteli pla monoestratificat</text:p>
      <text:p text:style-name="P18">lamina basal comu fusionada amb endotelial. </text:p>
      <text:p text:style-name="P18">molt pla</text:p>
      <text:p text:style-name="P18"/>
      <text:p text:style-name="P18"/>
      <text:p text:style-name="P19">tot el sistema funciona per a que al final la sang arribi aqui i a traves dels capilars arribi sang i hi hagi intercanvi gasos. moviment de gas: CO2 del capilar al alveol i O2 del alveol al capilar. </text:p>
      <text:p text:style-name="P19">com? travessen barrera alveol-capilar</text:p>
      <text:p text:style-name="P19"/>
      <text:p text:style-name="P20">han de travessar sulfactant, neumocit tipus 1, lamina basal fusionada i celula endotelial </text:p>
      <text:p text:style-name="P20"/>
      <text:p text:style-name="P20"/>
      <text:p text:style-name="P20">macrofag alveolar: fagociten microorganisme i particules estranyes. esta a l’epiteli o la llum alveolar</text:p>
      <text:p text:style-name="P20"/>
      <text:p text:style-name="P20"/>
      <text:p text:style-name="P20">arbre bronquial: conjunt bronquis i bronquiols. estructures amb paret exclusivament alveolar: conductes alveolars, sacs alveolars i alveols</text:p>
      <text:p text:style-name="P20"/>
      <text:p text:style-name="P20">estroma: tabics de teixi connectiu, divideix anatomicament el pulmó</text:p>
      <text:p text:style-name="P20"/>
      <text:p text:style-name="P20">pleura: capa externa. </text:p>
      <text:p text:style-name="P20"/>
      <text:p text:style-name="P20"/>
      <text:p text:style-name="P20">tabics: enmig dels alveols hi ha tabics de teixit connectiu que divideixen el pulmó. son independents. els lobuls pulmonars son independents. </text:p>
      <text:p text:style-name="P20"/>
      <text:p text:style-name="P20">pleura visceral: capa externa: enganxada a la viscera (pleura visceral) amb teixit connectiu, fibres elastiques i de colagen, vasos, mesoteli (epiteli pla). d’aqui surten tabics. </text:p>
      <text:p text:style-name="P20"/>
      <text:p text:style-name="P20"/>
      <text:p text:style-name="P21">sistema pulmonar.</text:p>
      <text:p text:style-name="P21">sang desoxigenada: funció: transport de la sang fins als alveols pulmonars perque s’oxigeni i irrigui la resta d’organs</text:p>
      <text:p text:style-name="P21">arteries pulmonars: trajecte paralel a les ramificacions bronquials. transporta sang venosa</text:p>
      <text:p text:style-name="P21">plexe capilar: a nivell alveolar (intercanvi gasos)</text:p>
      <text:p text:style-name="P21">arteries bronquials: </text:p>
      <text:p text:style-name="P21"/>
      <text:p text:style-name="P21">sistema bronquial</text:p>
      <text:p text:style-name="P21">sang oxigenada: funció: transport de la sang fins a tots els components de bronquis, bronquiols, teixit connectiu i pleura perque s’oxigeni. </text:p>
      <text:p text:style-name="P21"/>
      <text:p text:style-name="P21"/>
      <text:p text:style-name="P21"><text:soft-page-break/>tot torna per venes pulmonars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1:06:15.862162146</meta:creation-date>
    <dc:date>2025-01-17T12:45:01.567321278</dc:date>
    <meta:editing-duration>PT57M41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7" meta:paragraph-count="159" meta:word-count="1549" meta:character-count="10667" meta:non-whitespace-character-count="9206"/>
  </office:meta>
</office:document-meta>
</file>